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276.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82.06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0.74pt solid #4c4c4c" fo:background-color="#ffcc99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d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db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Name</text:p>
          </table:table-cell>
          <table:table-cell office:value-type="string" calcext:value-type="string">
            <text:p>rule_name</text:p>
          </table:table-cell>
          <table:table-cell table:style-name="ce1" office:value-type="string" calcext:value-type="string">
            <text:p>runs on</text:p>
          </table:table-cell>
          <table:table-cell table:style-name="ce1" office:value-type="string" calcext:value-type="string">
            <text:p>local port (number)</text:p>
          </table:table-cell>
          <table:table-cell table:style-name="ce1" office:value-type="string" calcext:value-type="string">
            <text:p>action (allow block bypass)</text:p>
          </table:table-cell>
          <table:table-cell table:style-name="ce1" office:value-type="string" calcext:value-type="string">
            <text:p>direction (in,out)</text:p>
          </table:table-cell>
          <table:table-cell table:style-name="ce1" office:value-type="string" calcext:value-type="string">
            <text:p>protocol (tcp udp any)</text:p>
          </table:table-cell>
          <table:table-cell table:number-columns-repeated="5"/>
          <table:table-cell office:value-type="string" calcext:value-type="string">
            <text:p>mvl</text:p>
          </table:table-cell>
        </table:table-row>
        <table:table-row table:style-name="ro1">
          <table:table-cell/>
          <table:table-cell office:value-type="string" calcext:value-type="string">
            <text:p>kami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scsetup</text:p>
          </table:table-cell>
          <table:table-cell table:formula="of:=COM.MICROSOFT.CONCAT([.D5];&quot;_&quot;;[.F5];&quot;_&quot;;[.G50];&quot;_&quot;;[.I5];&quot;_&quot;;[.J5])" office:value-type="string" office:string-value="scsetup_mdb_139_in_tcp" calcext:value-type="string">
            <text:p>scsetup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5"/>
          <table:table-cell office:value-type="string" calcext:value-type="string">
            <text:p>tti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6];&quot;_&quot;;[.F6];&quot;_&quot;;[.G51];&quot;_&quot;;[.I6];&quot;_&quot;;[.J6])" office:value-type="string" office:string-value="scsetup_mdb_137_in_tcp" calcext:value-type="string">
            <text:p>scsetup_mdb_137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7];&quot;_&quot;;[.F7];&quot;_&quot;;[.G52];&quot;_&quot;;[.I7];&quot;_&quot;;[.J7])" office:value-type="string" office:string-value="scsetup_mdb_138_in_udp" calcext:value-type="string">
            <text:p>scsetup_mdb_138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8];&quot;_&quot;;[.F8];&quot;_&quot;;[.G53];&quot;_&quot;;[.I8];&quot;_&quot;;[.J8])" office:value-type="string" office:string-value="scsetup_mdb_1433_in_udp" calcext:value-type="string">
            <text:p>scsetup_mdb_1433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9];&quot;_&quot;;[.F9];&quot;_&quot;;[.G54];&quot;_&quot;;[.I9];&quot;_&quot;;[.J9])" office:value-type="string" office:string-value="scsetup_sdb_1434_in_tcp" calcext:value-type="string">
            <text:p>scsetup_sdb_1434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0];&quot;_&quot;;[.F10];&quot;_&quot;;[.G55];&quot;_&quot;;[.I10];&quot;_&quot;;[.J10])" office:value-type="string" office:string-value="scsetup_sdb_41862_in_tcp" calcext:value-type="string">
            <text:p>scsetup_sdb_41862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1];&quot;_&quot;;[.F11];&quot;_&quot;;[.G56];&quot;_&quot;;[.I11];&quot;_&quot;;[.J11])" office:value-type="string" office:string-value="scsetup_sdb_4009_in_udp" calcext:value-type="string">
            <text:p>scsetup_sdb_4009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2];&quot;_&quot;;[.F12];&quot;_&quot;;[.G57];&quot;_&quot;;[.I12];&quot;_&quot;;[.J12])" office:value-type="string" office:string-value="scsetup_sdb_4010_in_udp" calcext:value-type="string">
            <text:p>scsetup_sdb_4010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3];&quot;_&quot;;[.F13];&quot;_&quot;;[.G58];&quot;_&quot;;[.I13];&quot;_&quot;;[.J13])" office:value-type="string" office:string-value="scsetup_mvl_445_in_tcp" calcext:value-type="string">
            <text:p>scsetup_mvl_445_in_tc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4];&quot;_&quot;;[.F14];&quot;_&quot;;[.G59];&quot;_&quot;;[.I14];&quot;_&quot;;[.J14])" office:value-type="string" office:string-value="scsetup_mvl_139_in_tcp" calcext:value-type="string">
            <text:p>scsetup_mvl_139_in_tc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5];&quot;_&quot;;[.F15];&quot;_&quot;;[.G60];&quot;_&quot;;[.I15];&quot;_&quot;;[.J15])" office:value-type="string" office:string-value="scsetup_mvl_137_in_udp" calcext:value-type="string">
            <text:p>scsetup_mvl_137_in_ud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6];&quot;_&quot;;[.F16];&quot;_&quot;;[.G61];&quot;_&quot;;[.I16];&quot;_&quot;;[.J16])" office:value-type="string" office:string-value="scsetup_mvl_138_in_udp" calcext:value-type="string">
            <text:p>scsetup_mvl_138_in_ud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7];&quot;_&quot;;[.F17];&quot;_&quot;;[.G62];&quot;_&quot;;[.I17];&quot;_&quot;;[.J17])" office:value-type="string" office:string-value="scsetup_tti_1433_in_tcp" calcext:value-type="string">
            <text:p>scsetup_tti_1433_in_tc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8];&quot;_&quot;;[.F18];&quot;_&quot;;[.G63];&quot;_&quot;;[.I18];&quot;_&quot;;[.J18])" office:value-type="string" office:string-value="scsetup_tti_1434_in_tcp" calcext:value-type="string">
            <text:p>scsetup_tti_1434_in_tc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9];&quot;_&quot;;[.F19];&quot;_&quot;;[.G64];&quot;_&quot;;[.I19];&quot;_&quot;;[.J19])" office:value-type="string" office:string-value="scsetup_tti_4007_in_udp" calcext:value-type="string">
            <text:p>scsetup_tti_4007_in_ud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20];&quot;_&quot;;[.F20];&quot;_&quot;;[.G65];&quot;_&quot;;[.I20];&quot;_&quot;;[.J20])" office:value-type="string" office:string-value="scsetup_tti_4008_in_udp" calcext:value-type="string">
            <text:p>scsetup_tti_4008_in_ud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[SQL]</text:p>
          </table:table-cell>
          <table:table-cell office:value-type="string" calcext:value-type="string">
            <text:p>sqlserver</text:p>
          </table:table-cell>
          <table:table-cell table:formula="of:=COM.MICROSOFT.CONCAT([.D21];&quot;_&quot;;[.F21];&quot;_&quot;;[.G66];&quot;_&quot;;[.I21];&quot;_&quot;;[.J21])" office:value-type="string" office:string-value="sqlserver_mdb_139_in_tcp" calcext:value-type="string">
            <text:p>sqlserver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2];&quot;_&quot;;[.F22];&quot;_&quot;;[.G67];&quot;_&quot;;[.I22];&quot;_&quot;;[.J22])" office:value-type="string" office:string-value="sqlserver_mdb_445_in_tcp" calcext:value-type="string">
            <text:p>sqlserver_mdb_445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3];&quot;_&quot;;[.F23];&quot;_&quot;;[.G68];&quot;_&quot;;[.I23];&quot;_&quot;;[.J23])" office:value-type="string" office:string-value="sqlserver_mdb_4008_in_tcp" calcext:value-type="string">
            <text:p>sqlserver_mdb_4008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4];&quot;_&quot;;[.F24];&quot;_&quot;;[.G69];&quot;_&quot;;[.I24];&quot;_&quot;;[.J24])" office:value-type="string" office:string-value="sqlserver_mdb_139_in_tcp" calcext:value-type="string">
            <text:p>sqlserver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5];&quot;_&quot;;[.F25];&quot;_&quot;;[.G70];&quot;_&quot;;[.I25];&quot;_&quot;;[.J25])" office:value-type="string" office:string-value="sqlserver_mdb_445_in_udp" calcext:value-type="string">
            <text:p>sqlserver_mdb_445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6];&quot;_&quot;;[.F26];&quot;_&quot;;[.G71];&quot;_&quot;;[.I26];&quot;_&quot;;[.J26])" office:value-type="string" office:string-value="sqlserver_mdb_4000_in_udp" calcext:value-type="string">
            <text:p>sqlserver_mdb_4000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7];&quot;_&quot;;[.F27];&quot;_&quot;;[.G72];&quot;_&quot;;[.I27];&quot;_&quot;;[.J27])" office:value-type="string" office:string-value="sqlserver_mdb_139_out_tcp" calcext:value-type="string">
            <text:p>sqlserver_mdb_139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8];&quot;_&quot;;[.F28];&quot;_&quot;;[.G73];&quot;_&quot;;[.I28];&quot;_&quot;;[.J28])" office:value-type="string" office:string-value="sqlserver_mdb_445_out_tcp" calcext:value-type="string">
            <text:p>sqlserver_mdb_445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9];&quot;_&quot;;[.F29];&quot;_&quot;;[.G74];&quot;_&quot;;[.I29];&quot;_&quot;;[.J29])" office:value-type="string" office:string-value="sqlserver_sdb_137_in_tcp" calcext:value-type="string">
            <text:p>sqlserver_sdb_137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0];&quot;_&quot;;[.F30];&quot;_&quot;;[.G75];&quot;_&quot;;[.I30];&quot;_&quot;;[.J30])" office:value-type="string" office:string-value="sqlserver_sdb_138_in_tcp" calcext:value-type="string">
            <text:p>sqlserver_sdb_138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1];&quot;_&quot;;[.F31];&quot;_&quot;;[.G76];&quot;_&quot;;[.I31];&quot;_&quot;;[.J31])" office:value-type="string" office:string-value="sqlserver_sdb_4001_in_tcp" calcext:value-type="string">
            <text:p>sqlserver_sdb_4001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2];&quot;_&quot;;[.F32];&quot;_&quot;;[.G77];&quot;_&quot;;[.I32];&quot;_&quot;;[.J32])" office:value-type="string" office:string-value="sqlserver_sdb_4002_in_tcp" calcext:value-type="string">
            <text:p>sqlserver_sdb_4002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3];&quot;_&quot;;[.F33];&quot;_&quot;;[.G78];&quot;_&quot;;[.I33];&quot;_&quot;;[.J33])" office:value-type="string" office:string-value="sqlserver_sdb_139_in_udp" calcext:value-type="string">
            <text:p>sqlserver_sdb_139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4];&quot;_&quot;;[.F34];&quot;_&quot;;[.G79];&quot;_&quot;;[.I34];&quot;_&quot;;[.J34])" office:value-type="string" office:string-value="sqlserver_sdb_445_in_udp" calcext:value-type="string">
            <text:p>sqlserver_sdb_445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5];&quot;_&quot;;[.F35];&quot;_&quot;;[.G80];&quot;_&quot;;[.I35];&quot;_&quot;;[.J35])" office:value-type="string" office:string-value="sqlserver_sdb_137_out_tcp" calcext:value-type="string">
            <text:p>sqlserver_sdb_137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6];&quot;_&quot;;[.F36];&quot;_&quot;;[.G81];&quot;_&quot;;[.I36];&quot;_&quot;;[.J36])" office:value-type="string" office:string-value="sqlserver_sdb_138_out_tcp" calcext:value-type="string">
            <text:p>sqlserver_sdb_138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[Schedule Import/Export]</text:p>
          </table:table-cell>
          <table:table-cell table:style-name="ce1" office:value-type="string" calcext:value-type="string">
            <text:p>schedule</text:p>
          </table:table-cell>
          <table:table-cell table:formula="of:=COM.MICROSOFT.CONCAT([.D37];&quot;_&quot;;[.F37];&quot;_&quot;;[.G93];&quot;_&quot;;[.I37];&quot;_&quot;;[.J37])" office:value-type="string" office:string-value="schedule_ss_4054_in_tcp" calcext:value-type="string">
            <text:p>schedule_ss_4054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1862" calcext:value-type="float">
            <text:p>41862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38];&quot;_&quot;;[.F38];&quot;_&quot;;[.G94];&quot;_&quot;;[.I38];&quot;_&quot;;[.J38])" office:value-type="string" office:string-value="schedule_ss_455_in_tcp" calcext:value-type="string">
            <text:p>schedule_ss_455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009" calcext:value-type="float">
            <text:p>400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39];&quot;_&quot;;[.F39];&quot;_&quot;;[.G95];&quot;_&quot;;[.I39];&quot;_&quot;;[.J39])" office:value-type="string" office:string-value="schedule_ss_139_in_tcp" calcext:value-type="string">
            <text:p>schedule_ss_139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010" calcext:value-type="float">
            <text:p>4010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0];&quot;_&quot;;[.F40];&quot;_&quot;;[.G96];&quot;_&quot;;[.I40];&quot;_&quot;;[.J40])" office:value-type="string" office:string-value="schedule_ss_445_in_tcp" calcext:value-type="string">
            <text:p>schedule_ss_445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1];&quot;_&quot;;[.F41];&quot;_&quot;;[.G97];&quot;_&quot;;[.I41];&quot;_&quot;;[.J41])" office:value-type="string" office:string-value="schedule_ss_137_in_tcp" calcext:value-type="string">
            <text:p>schedule_ss_137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2];&quot;_&quot;;[.F42];&quot;_&quot;;[.G98];&quot;_&quot;;[.I42];&quot;_&quot;;[.J42])" office:value-type="string" office:string-value="schedule_ss_138_in_udp" calcext:value-type="string">
            <text:p>schedule_ss_138_in_ud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3];&quot;_&quot;;[.F43];&quot;_&quot;;[.G99];&quot;_&quot;;[.I43];&quot;_&quot;;[.J43])" office:value-type="string" office:string-value="schedule_ss_139_in_udp" calcext:value-type="string">
            <text:p>schedule_ss_139_in_ud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4];&quot;_&quot;;[.F44];&quot;_&quot;;[.G100];&quot;_&quot;;[.I44];&quot;_&quot;;[.J44])" office:value-type="string" office:string-value="schedule_ss_445_out_tcp" calcext:value-type="string">
            <text:p>schedule_ss_445_out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5];&quot;_&quot;;[.F45];&quot;_&quot;;[.G101];&quot;_&quot;;[.I45];&quot;_&quot;;[.J45])" office:value-type="string" office:string-value="schedule_ss_137_out_tcp" calcext:value-type="string">
            <text:p>schedule_ss_137_out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6];&quot;_&quot;;[.F46];&quot;_&quot;;[.G102];&quot;_&quot;;[.I46];&quot;_&quot;;[.J46])" office:value-type="string" office:string-value="schedule_mdb_138_in_tcp" calcext:value-type="string">
            <text:p>schedule_mdb_138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1862" calcext:value-type="float">
            <text:p>41862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7];&quot;_&quot;;[.F47];&quot;_&quot;;[.G103];&quot;_&quot;;[.I47];&quot;_&quot;;[.J47])" office:value-type="string" office:string-value="schedule_mdb_2897_in_tcp" calcext:value-type="string">
            <text:p>schedule_mdb_2897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009" calcext:value-type="float">
            <text:p>400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8];&quot;_&quot;;[.F48];&quot;_&quot;;[.G104];&quot;_&quot;;[.I48];&quot;_&quot;;[.J48])" office:value-type="string" office:string-value="schedule_mdb_4088_in_tcp" calcext:value-type="string">
            <text:p>schedule_mdb_4088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010" calcext:value-type="float">
            <text:p>4010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9];&quot;_&quot;;[.F49];&quot;_&quot;;[.G105];&quot;_&quot;;[.I49];&quot;_&quot;;[.J49])" office:value-type="string" office:string-value="schedule_mdb_4089_in_tcp" calcext:value-type="string">
            <text:p>schedule_mdb_408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0];&quot;_&quot;;[.F50];&quot;_&quot;;[.G106];&quot;_&quot;;[.I50];&quot;_&quot;;[.J50])" office:value-type="string" office:string-value="schedule_mdb_139_in_tcp" calcext:value-type="string">
            <text:p>schedule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1];&quot;_&quot;;[.F51];&quot;_&quot;;[.G107];&quot;_&quot;;[.I51];&quot;_&quot;;[.J51])" office:value-type="string" office:string-value="schedule_mdb_445_in_udp" calcext:value-type="string">
            <text:p>schedule_mdb_445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2];&quot;_&quot;;[.F52];&quot;_&quot;;[.G108];&quot;_&quot;;[.I52];&quot;_&quot;;[.J52])" office:value-type="string" office:string-value="schedule_mdb_137_in_udp" calcext:value-type="string">
            <text:p>schedule_mdb_137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3];&quot;_&quot;;[.F53];&quot;_&quot;;[.G109];&quot;_&quot;;[.I53];&quot;_&quot;;[.J53])" office:value-type="string" office:string-value="schedule_mdb_138_out_tcp" calcext:value-type="string">
            <text:p>schedule_mdb_138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4];&quot;_&quot;;[.F54];&quot;_&quot;;[.G110];&quot;_&quot;;[.I54];&quot;_&quot;;[.J54])" office:value-type="string" office:string-value="schedule_mdb_139_out_tcp" calcext:value-type="string">
            <text:p>schedule_mdb_139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5];&quot;_&quot;;[.F55];&quot;_&quot;;[.G111];&quot;_&quot;;[.I55];&quot;_&quot;;[.J55])" office:value-type="string" office:string-value="schedule_sdb_445_in_tcp" calcext:value-type="string">
            <text:p>schedule_sdb_445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1862" calcext:value-type="float">
            <text:p>41862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6];&quot;_&quot;;[.F56];&quot;_&quot;;[.G112];&quot;_&quot;;[.I56];&quot;_&quot;;[.J56])" office:value-type="string" office:string-value="schedule_sdb_137_in_tcp" calcext:value-type="string">
            <text:p>schedule_sdb_137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009" calcext:value-type="float">
            <text:p>400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7];&quot;_&quot;;[.F57];&quot;_&quot;;[.G113];&quot;_&quot;;[.I57];&quot;_&quot;;[.J57])" office:value-type="string" office:string-value="schedule_sdb_138_in_tcp" calcext:value-type="string">
            <text:p>schedule_sdb_138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010" calcext:value-type="float">
            <text:p>4010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8];&quot;_&quot;;[.F58];&quot;_&quot;;[.G139];&quot;_&quot;;[.I58];&quot;_&quot;;[.J58])" office:value-type="string" office:string-value="schedule_sdb_9000_in_tcp" calcext:value-type="string">
            <text:p>schedule_sdb_9000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9];&quot;_&quot;;[.F59];&quot;_&quot;;[.G140];&quot;_&quot;;[.I59];&quot;_&quot;;[.J59])" office:value-type="string" office:string-value="schedule_sdb_9000_in_tcp" calcext:value-type="string">
            <text:p>schedule_sdb_9000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0];&quot;_&quot;;[.F60];&quot;_&quot;;[.G141];&quot;_&quot;;[.I60];&quot;_&quot;;[.J60])" office:value-type="string" office:string-value="schedule_sdb_9000_in_udp" calcext:value-type="string">
            <text:p>schedule_sdb_9000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1];&quot;_&quot;;[.F61];&quot;_&quot;;[.G142];&quot;_&quot;;[.I61];&quot;_&quot;;[.J61])" office:value-type="string" office:string-value="schedule_sdb_7000_in_udp" calcext:value-type="string">
            <text:p>schedule_sdb_7000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2];&quot;_&quot;;[.F62];&quot;_&quot;;[.G143];&quot;_&quot;;[.I62];&quot;_&quot;;[.J62])" office:value-type="string" office:string-value="schedule_sdb_7000_out_tcp" calcext:value-type="string">
            <text:p>schedule_sdb_7000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3];&quot;_&quot;;[.F63];&quot;_&quot;;[.G144];&quot;_&quot;;[.I63];&quot;_&quot;;[.J63])" office:value-type="string" office:string-value="schedule_sdb_7000_out_tcp" calcext:value-type="string">
            <text:p>schedule_sdb_7000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[Database]</text:p>
          </table:table-cell>
          <table:table-cell table:style-name="ce1" office:value-type="string" calcext:value-type="string">
            <text:p>dbm</text:p>
          </table:table-cell>
          <table:table-cell table:formula="of:=COM.MICROSOFT.CONCAT([.D64];&quot;_&quot;;[.F64];&quot;_&quot;;[.G145];&quot;_&quot;;[.I64];&quot;_&quot;;[.J64])" office:value-type="string" office:string-value="dbm__9000_in_tcp" calcext:value-type="string">
            <text:p>dbm__9000_in_tcp</text:p>
          </table:table-cell>
          <table:table-cell table:style-name="ce1"/>
          <table:table-cell table:style-name="ce1" office:value-type="float" office:value="4007" calcext:value-type="float">
            <text:p>400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5];&quot;_&quot;;[.F65];&quot;_&quot;;[.G146];&quot;_&quot;;[.I65];&quot;_&quot;;[.J65])" office:value-type="string" office:string-value="dbm_mdb_9000_in_tcp" calcext:value-type="string">
            <text:p>dbm_mdb_9000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008" calcext:value-type="float">
            <text:p>4008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6];&quot;_&quot;;[.F66];&quot;_&quot;;[.G147];&quot;_&quot;;[.I66];&quot;_&quot;;[.J66])" office:value-type="string" office:string-value="dbm_mdb_9000_in_tcp" calcext:value-type="string">
            <text:p>dbm_mdb_9000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7];&quot;_&quot;;[.F67];&quot;_&quot;;[.G148];&quot;_&quot;;[.I67];&quot;_&quot;;[.J67])" office:value-type="string" office:string-value="dbm_mdb_7000_in_tcp" calcext:value-type="string">
            <text:p>dbm_mdb_7000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8];&quot;_&quot;;[.F68];&quot;_&quot;;[.G149];&quot;_&quot;;[.I68];&quot;_&quot;;[.J68])" office:value-type="string" office:string-value="dbm_sdb_7000_in_tcp" calcext:value-type="string">
            <text:p>dbm_sdb_7000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008" calcext:value-type="float">
            <text:p>4008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9];&quot;_&quot;;[.F69];&quot;_&quot;;[.G150];&quot;_&quot;;[.I69];&quot;_&quot;;[.J69])" office:value-type="string" office:string-value="dbm_sdb_7000_in_tcp" calcext:value-type="string">
            <text:p>dbm_sdb_7000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70];&quot;_&quot;;[.F70];&quot;_&quot;;[.G151];&quot;_&quot;;[.I70];&quot;_&quot;;[.J70])" office:value-type="string" office:string-value="dbm_sdb_80_in_tcp" calcext:value-type="string">
            <text:p>dbm_sdb_80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table:style-name="ce3" office:value-type="string" calcext:value-type="string">
            <text:p>dvlmgr</text:p>
          </table:table-cell>
          <table:table-cell office:value-type="string" calcext:value-type="string">
            <text:p>dvlmgr</text:p>
          </table:table-cell>
          <table:table-cell table:formula="of:=COM.MICROSOFT.CONCAT([.D71];&quot;_&quot;;[.F71];&quot;_&quot;;[.G152];&quot;_&quot;;[.I71];&quot;_&quot;;[.J71])" office:value-type="string" office:string-value="dvlmgr_mvl_1433_in_TCP" calcext:value-type="string">
            <text:p>dvlmgr_mvl_1433_in_TCP</text:p>
          </table:table-cell>
          <table:table-cell office:value-type="string" calcext:value-type="string">
            <text:p>mvl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2];&quot;_&quot;;[.F72];&quot;_&quot;;[.G153];&quot;_&quot;;[.I72];&quot;_&quot;;[.J72])" office:value-type="string" office:string-value="dvlmgr_mvl_1434_in_TCP" calcext:value-type="string">
            <text:p>dvlmgr_mvl_1434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3];&quot;_&quot;;[.F73];&quot;_&quot;;[.G154];&quot;_&quot;;[.I73];&quot;_&quot;;[.J73])" office:value-type="string" office:string-value="dvlmgr_mvl_4048_in_TCP" calcext:value-type="string">
            <text:p>dvlmgr_mvl_4048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4];&quot;_&quot;;[.F74];&quot;_&quot;;[.G155];&quot;_&quot;;[.I74];&quot;_&quot;;[.J74])" office:value-type="string" office:string-value="dvlmgr_mvl_4048_in_UDP" calcext:value-type="string">
            <text:p>dvlmgr_mvl_4048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5];&quot;_&quot;;[.F75];&quot;_&quot;;[.G156];&quot;_&quot;;[.I75];&quot;_&quot;;[.J75])" office:value-type="string" office:string-value="dvlmgr_mvl_4048_in_UDP" calcext:value-type="string">
            <text:p>dvlmgr_mvl_404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6];&quot;_&quot;;[.F76];&quot;_&quot;;[.G157];&quot;_&quot;;[.I76];&quot;_&quot;;[.J76])" office:value-type="string" office:string-value="dvlmgr_mvl_4049_in_TCP" calcext:value-type="string">
            <text:p>dvlmgr_mvl_4049_in_TCP</text:p>
          </table:table-cell>
          <table:table-cell office:value-type="string" calcext:value-type="string">
            <text:p>mvl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7];&quot;_&quot;;[.F77];&quot;_&quot;;[.G158];&quot;_&quot;;[.I77];&quot;_&quot;;[.J77])" office:value-type="string" office:string-value="dvlmgr_mvl_4049_in_TCP" calcext:value-type="string">
            <text:p>dvlmgr_mvl_4049_in_TCP</text:p>
          </table:table-cell>
          <table:table-cell office:value-type="string" calcext:value-type="string">
            <text:p>mvl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8];&quot;_&quot;;[.F78];&quot;_&quot;;[.G159];&quot;_&quot;;[.I78];&quot;_&quot;;[.J78])" office:value-type="string" office:string-value="dvlmgr_mvl_4049_in_TCP" calcext:value-type="string">
            <text:p>dvlmgr_mvl_404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9];&quot;_&quot;;[.F79];&quot;_&quot;;[.G160];&quot;_&quot;;[.I79];&quot;_&quot;;[.J79])" office:value-type="string" office:string-value="dvlmgr_mvl_139_in_TCP" calcext:value-type="string">
            <text:p>dvlmgr_mvl_139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0];&quot;_&quot;;[.F80];&quot;_&quot;;[.G161];&quot;_&quot;;[.I80];&quot;_&quot;;[.J80])" office:value-type="string" office:string-value="dvlmgr_mvl_139_in_UDP" calcext:value-type="string">
            <text:p>dvlmgr_mvl_139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1];&quot;_&quot;;[.F81];&quot;_&quot;;[.G162];&quot;_&quot;;[.I81];&quot;_&quot;;[.J81])" office:value-type="string" office:string-value="dvlmgr_mvl_139_in_UDP" calcext:value-type="string">
            <text:p>dvlmgr_mvl_139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2];&quot;_&quot;;[.F82];&quot;_&quot;;[.G163];&quot;_&quot;;[.I82];&quot;_&quot;;[.J82])" office:value-type="string" office:string-value="dvlmgr_Inserter_445_in_TCP" calcext:value-type="string">
            <text:p>dvlmgr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3];&quot;_&quot;;[.F83];&quot;_&quot;;[.G164];&quot;_&quot;;[.I83];&quot;_&quot;;[.J83])" office:value-type="string" office:string-value="dvlmgr_Inserter_445_in_TCP" calcext:value-type="string">
            <text:p>dvlmgr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4];&quot;_&quot;;[.F84];&quot;_&quot;;[.G165];&quot;_&quot;;[.I84];&quot;_&quot;;[.J84])" office:value-type="string" office:string-value="dvlmgr_Inserter_445_in_TCP" calcext:value-type="string">
            <text:p>dvlmgr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5];&quot;_&quot;;[.F85];&quot;_&quot;;[.G166];&quot;_&quot;;[.I85];&quot;_&quot;;[.J85])" office:value-type="string" office:string-value="dvlmgr_Inserter_137_in_UDP" calcext:value-type="string">
            <text:p>dvlmgr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6];&quot;_&quot;;[.F86];&quot;_&quot;;[.G167];&quot;_&quot;;[.I86];&quot;_&quot;;[.J86])" office:value-type="string" office:string-value="dvlmgr_Inserter_137_in_UDP" calcext:value-type="string">
            <text:p>dvlmgr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vlserv</text:p>
          </table:table-cell>
          <table:table-cell office:value-type="string" calcext:value-type="string">
            <text:p>dvlserv</text:p>
          </table:table-cell>
          <table:table-cell table:formula="of:=COM.MICROSOFT.CONCAT([.D87];&quot;_&quot;;[.F87];&quot;_&quot;;[.G168];&quot;_&quot;;[.I87];&quot;_&quot;;[.J87])" office:value-type="string" office:string-value="dvlserv_Inserter_137_in_TCP" calcext:value-type="string">
            <text:p>dvlserv_Inserter_137_in_TCP</text:p>
          </table:table-cell>
          <table:table-cell office:value-type="string" calcext:value-type="string">
            <text:p>Inserter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88];&quot;_&quot;;[.F88];&quot;_&quot;;[.G169];&quot;_&quot;;[.I88];&quot;_&quot;;[.J88])" office:value-type="string" office:string-value="dvlserv_Inserter_138_in_TCP" calcext:value-type="string">
            <text:p>dvlserv_Inserter_138_in_TCP</text:p>
          </table:table-cell>
          <table:table-cell office:value-type="string" calcext:value-type="string">
            <text:p>Inserter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89];&quot;_&quot;;[.F89];&quot;_&quot;;[.G170];&quot;_&quot;;[.I89];&quot;_&quot;;[.J89])" office:value-type="string" office:string-value="dvlserv_Inserter_138_in_TCP" calcext:value-type="string">
            <text:p>dvlserv_Inserter_138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90];&quot;_&quot;;[.F90];&quot;_&quot;;[.G171];&quot;_&quot;;[.I90];&quot;_&quot;;[.J90])" office:value-type="string" office:string-value="dvlserv_Inserter_138_in_TCP" calcext:value-type="string">
            <text:p>dvlserv_Inserter_138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91];&quot;_&quot;;[.F91];&quot;_&quot;;[.G172];&quot;_&quot;;[.I91];&quot;_&quot;;[.J91])" office:value-type="string" office:string-value="dvlserv_Inserter_4046_in_UDP" calcext:value-type="string">
            <text:p>dvlserv_Inserter_4046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92];&quot;_&quot;;[.F92];&quot;_&quot;;[.G173];&quot;_&quot;;[.I92];&quot;_&quot;;[.J92])" office:value-type="string" office:string-value="dvlserv_Inserter_4047_in_UDP" calcext:value-type="string">
            <text:p>dvlserv_Inserter_4047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vlrul</text:p>
          </table:table-cell>
          <table:table-cell office:value-type="string" calcext:value-type="string">
            <text:p>dvlrul</text:p>
          </table:table-cell>
          <table:table-cell table:formula="of:=COM.MICROSOFT.CONCAT([.D93];&quot;_&quot;;[.F93];&quot;_&quot;;[.G163];&quot;_&quot;;[.I93];&quot;_&quot;;[.J93])" office:value-type="string" office:string-value="dvlrul_mvl_445_in_TCP" calcext:value-type="string">
            <text:p>dvlrul_mvl_445_in_TCP</text:p>
          </table:table-cell>
          <table:table-cell office:value-type="string" calcext:value-type="string">
            <text:p>mvl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4];&quot;_&quot;;[.F94];&quot;_&quot;;[.G164];&quot;_&quot;;[.I94];&quot;_&quot;;[.J94])" office:value-type="string" office:string-value="dvlrul_mvl_445_in_TCP" calcext:value-type="string">
            <text:p>dvlrul_mvl_445_in_TCP</text:p>
          </table:table-cell>
          <table:table-cell office:value-type="string" calcext:value-type="string">
            <text:p>mvl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5];&quot;_&quot;;[.F95];&quot;_&quot;;[.G165];&quot;_&quot;;[.I95];&quot;_&quot;;[.J95])" office:value-type="string" office:string-value="dvlrul_mvl_445_in_TCP" calcext:value-type="string">
            <text:p>dvlrul_mvl_445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6];&quot;_&quot;;[.F96];&quot;_&quot;;[.G166];&quot;_&quot;;[.I96];&quot;_&quot;;[.J96])" office:value-type="string" office:string-value="dvlrul_mvl_137_in_TCP" calcext:value-type="string">
            <text:p>dvlrul_mvl_137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7];&quot;_&quot;;[.F97];&quot;_&quot;;[.G167];&quot;_&quot;;[.I97];&quot;_&quot;;[.J97])" office:value-type="string" office:string-value="dvlrul_mvl_137_in_UDP" calcext:value-type="string">
            <text:p>dvlrul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8];&quot;_&quot;;[.F98];&quot;_&quot;;[.G168];&quot;_&quot;;[.I98];&quot;_&quot;;[.J98])" office:value-type="string" office:string-value="dvlrul_mvl_137_in_UDP" calcext:value-type="string">
            <text:p>dvlrul_mvl_137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vlutil</text:p>
          </table:table-cell>
          <table:table-cell office:value-type="string" calcext:value-type="string">
            <text:p>dvlutil</text:p>
          </table:table-cell>
          <table:table-cell table:formula="of:=COM.MICROSOFT.CONCAT([.D99];&quot;_&quot;;[.F99];&quot;_&quot;;[.G169];&quot;_&quot;;[.I99];&quot;_&quot;;[.J99])" office:value-type="string" office:string-value="dvlutil_mvl_138_in_TCP" calcext:value-type="string">
            <text:p>dvlutil_mvl_138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0];&quot;_&quot;;[.F100];&quot;_&quot;;[.G170];&quot;_&quot;;[.I100];&quot;_&quot;;[.J100])" office:value-type="string" office:string-value="dvlutil_mvl_138_in_TCP" calcext:value-type="string">
            <text:p>dvlutil_mvl_138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1];&quot;_&quot;;[.F101];&quot;_&quot;;[.G171];&quot;_&quot;;[.I101];&quot;_&quot;;[.J101])" office:value-type="string" office:string-value="dvlutil_mvl_138_in_UDP" calcext:value-type="string">
            <text:p>dvlutil_mvl_138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2];&quot;_&quot;;[.F102];&quot;_&quot;;[.G172];&quot;_&quot;;[.I102];&quot;_&quot;;[.J102])" office:value-type="string" office:string-value="dvlutil_mvl_4046_in_UDP" calcext:value-type="string">
            <text:p>dvlutil_mvl_4046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3];&quot;_&quot;;[.F103];&quot;_&quot;;[.G173];&quot;_&quot;;[.I103];&quot;_&quot;;[.J103])" office:value-type="string" office:string-value="dvlutil_tti_4047_in_TCP" calcext:value-type="string">
            <text:p>dvlutil_tti_4047_in_TCP</text:p>
          </table:table-cell>
          <table:table-cell office:value-type="string" calcext:value-type="string">
            <text:p>tti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4];&quot;_&quot;;[.F104];&quot;_&quot;;[.G174];&quot;_&quot;;[.I104];&quot;_&quot;;[.J104])" office:value-type="string" office:string-value="dvlutil_tti_139_in_TCP" calcext:value-type="string">
            <text:p>dvlutil_tti_139_in_TCP</text:p>
          </table:table-cell>
          <table:table-cell office:value-type="string" calcext:value-type="string">
            <text:p>tti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5];&quot;_&quot;;[.F105];&quot;_&quot;;[.G175];&quot;_&quot;;[.I105];&quot;_&quot;;[.J105])" office:value-type="string" office:string-value="dvlutil_tti_445_in_TCP" calcext:value-type="string">
            <text:p>dvlutil_tti_445_in_TCP</text:p>
          </table:table-cell>
          <table:table-cell office:value-type="string" calcext:value-type="string">
            <text:p>tti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6];&quot;_&quot;;[.F106];&quot;_&quot;;[.G176];&quot;_&quot;;[.I106];&quot;_&quot;;[.J106])" office:value-type="string" office:string-value="dvlutil_tti_137_in_TCP" calcext:value-type="string">
            <text:p>dvlutil_tti_137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7];&quot;_&quot;;[.F107];&quot;_&quot;;[.G177];&quot;_&quot;;[.I107];&quot;_&quot;;[.J107])" office:value-type="string" office:string-value="dvlutil_tti_138_in_TCP" calcext:value-type="string">
            <text:p>dvlutil_tti_138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8];&quot;_&quot;;[.F108];&quot;_&quot;;[.G178];&quot;_&quot;;[.I108];&quot;_&quot;;[.J108])" office:value-type="string" office:string-value="dvlutil_tti_139_in_UDP" calcext:value-type="string">
            <text:p>dvlutil_tti_139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9];&quot;_&quot;;[.F109];&quot;_&quot;;[.G179];&quot;_&quot;;[.I109];&quot;_&quot;;[.J109])" office:value-type="string" office:string-value="dvlutil_tti_445_in_UDP" calcext:value-type="string">
            <text:p>dvlutil_tti_445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0];&quot;_&quot;;[.F110];&quot;_&quot;;[.G180];&quot;_&quot;;[.I110];&quot;_&quot;;[.J110])" office:value-type="string" office:string-value="dvlutil_tti_137_in_TCP" calcext:value-type="string">
            <text:p>dvlutil_tti_137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1];&quot;_&quot;;[.F111];&quot;_&quot;;[.G181];&quot;_&quot;;[.I111];&quot;_&quot;;[.J111])" office:value-type="string" office:string-value="dvlutil_tti_138_in_TCP" calcext:value-type="string">
            <text:p>dvlutil_tti_138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2];&quot;_&quot;;[.F112];&quot;_&quot;;[.G182];&quot;_&quot;;[.I112];&quot;_&quot;;[.J112])" office:value-type="string" office:string-value="dvlutil_tti_139_in_UDP" calcext:value-type="string">
            <text:p>dvlutil_tti_139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3];&quot;_&quot;;[.F113];&quot;_&quot;;[.G183];&quot;_&quot;;[.I113];&quot;_&quot;;[.J113])" office:value-type="string" office:string-value="dvlutil_tti_445_in_UDP" calcext:value-type="string">
            <text:p>dvlutil_tti_445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sdvlc</text:p>
          </table:table-cell>
          <table:table-cell office:value-type="string" calcext:value-type="string">
            <text:p>sdvlc</text:p>
          </table:table-cell>
          <table:table-cell table:formula="of:=COM.MICROSOFT.CONCAT([.D114];&quot;_&quot;;[.F114];&quot;_&quot;;[.G184];&quot;_&quot;;[.I114];&quot;_&quot;;[.J114])" office:value-type="string" office:string-value="sdvlc_ Inserter_137_in_TCP" calcext:value-type="string">
            <text:p>sdvlc_ Inserter_137_in_TCP</text:p>
          </table:table-cell>
          <table:table-cell office:value-type="string" calcext:value-type="string">
            <text:p><text:s/>Inserter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5];&quot;_&quot;;[.F115];&quot;_&quot;;[.G185];&quot;_&quot;;[.I115];&quot;_&quot;;[.J115])" office:value-type="string" office:string-value="sdvlc_ Inserter_138_in_TCP" calcext:value-type="string">
            <text:p>sdvlc_ Inserter_138_in_TCP</text:p>
          </table:table-cell>
          <table:table-cell office:value-type="string" calcext:value-type="string">
            <text:p><text:s/>Inserter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6];&quot;_&quot;;[.F116];&quot;_&quot;;[.G186];&quot;_&quot;;[.I116];&quot;_&quot;;[.J116])" office:value-type="string" office:string-value="sdvlc_ Inserter_123_in_TCP" calcext:value-type="string">
            <text:p>sdvlc_ Inserter_123_in_TCP</text:p>
          </table:table-cell>
          <table:table-cell office:value-type="string" calcext:value-type="string">
            <text:p><text:s/>Inserter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7];&quot;_&quot;;[.F117];&quot;_&quot;;[.G187];&quot;_&quot;;[.I117];&quot;_&quot;;[.J117])" office:value-type="string" office:string-value="sdvlc_ Inserter_512-1024_in_TCP" calcext:value-type="string">
            <text:p>sdvlc_ Inserter_512-1024_in_TCP</text:p>
          </table:table-cell>
          <table:table-cell office:value-type="string" calcext:value-type="string">
            <text:p><text:s/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8];&quot;_&quot;;[.F118];&quot;_&quot;;[.G188];&quot;_&quot;;[.I118];&quot;_&quot;;[.J118])" office:value-type="string" office:string-value="sdvlc_ Inserter_3389_in_TCP" calcext:value-type="string">
            <text:p>sdvlc_ Inserter_3389_in_TCP</text:p>
          </table:table-cell>
          <table:table-cell office:value-type="string" calcext:value-type="string">
            <text:p><text:s/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9];&quot;_&quot;;[.F119];&quot;_&quot;;[.G189];&quot;_&quot;;[.I119];&quot;_&quot;;[.J119])" office:value-type="string" office:string-value="sdvlc_ Inserter_1433_in_UDP" calcext:value-type="string">
            <text:p>sdvlc_ Inserter_1433_in_UDP</text:p>
          </table:table-cell>
          <table:table-cell office:value-type="string" calcext:value-type="string">
            <text:p><text:s/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20];&quot;_&quot;;[.F120];&quot;_&quot;;[.G190];&quot;_&quot;;[.I120];&quot;_&quot;;[.J120])" office:value-type="string" office:string-value="sdvlc_ Inserter_1434_in_UDP" calcext:value-type="string">
            <text:p>sdvlc_ Inserter_1434_in_UDP</text:p>
          </table:table-cell>
          <table:table-cell office:value-type="string" calcext:value-type="string">
            <text:p><text:s/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sdvls</text:p>
          </table:table-cell>
          <table:table-cell office:value-type="string" calcext:value-type="string">
            <text:p>sdvls</text:p>
          </table:table-cell>
          <table:table-cell table:formula="of:=COM.MICROSOFT.CONCAT([.D121];&quot;_&quot;;[.F121];&quot;_&quot;;[.G191];&quot;_&quot;;[.I121];&quot;_&quot;;[.J121])" office:value-type="string" office:string-value="sdvls_Inserter_137_in_TCP" calcext:value-type="string">
            <text:p>sdvls_Inserter_137_in_TCP</text:p>
          </table:table-cell>
          <table:table-cell office:value-type="string" calcext:value-type="string">
            <text:p>Inserter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2];&quot;_&quot;;[.F122];&quot;_&quot;;[.G192];&quot;_&quot;;[.I122];&quot;_&quot;;[.J122])" office:value-type="string" office:string-value="sdvls_Inserter_138_in_TCP" calcext:value-type="string">
            <text:p>sdvls_Inserter_138_in_TCP</text:p>
          </table:table-cell>
          <table:table-cell office:value-type="string" calcext:value-type="string">
            <text:p>Inserter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3];&quot;_&quot;;[.F123];&quot;_&quot;;[.G193];&quot;_&quot;;[.I123];&quot;_&quot;;[.J123])" office:value-type="string" office:string-value="sdvls_Inserter_139_in_TCP" calcext:value-type="string">
            <text:p>sdvls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4];&quot;_&quot;;[.F124];&quot;_&quot;;[.G194];&quot;_&quot;;[.I124];&quot;_&quot;;[.J124])" office:value-type="string" office:string-value="sdvls_Inserter_445_in_TCP" calcext:value-type="string">
            <text:p>sdvls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5];&quot;_&quot;;[.F125];&quot;_&quot;;[.G195];&quot;_&quot;;[.I125];&quot;_&quot;;[.J125])" office:value-type="string" office:string-value="sdvls_Inserter_139_in_TCP" calcext:value-type="string">
            <text:p>sdvls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6];&quot;_&quot;;[.F126];&quot;_&quot;;[.G196];&quot;_&quot;;[.I126];&quot;_&quot;;[.J126])" office:value-type="string" office:string-value="sdvls_Inserter_445_in_UDP" calcext:value-type="string">
            <text:p>sdvls_Inserter_445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gpi</text:p>
          </table:table-cell>
          <table:table-cell office:value-type="string" calcext:value-type="string">
            <text:p>gpi</text:p>
          </table:table-cell>
          <table:table-cell table:formula="of:=COM.MICROSOFT.CONCAT([.D127];&quot;_&quot;;[.F127];&quot;_&quot;;[.G197];&quot;_&quot;;[.I127];&quot;_&quot;;[.J127])" office:value-type="string" office:string-value="gpi_Inserter_137_in_TCP" calcext:value-type="string">
            <text:p>gpi_Inserter_137_in_TCP</text:p>
          </table:table-cell>
          <table:table-cell office:value-type="string" calcext:value-type="string">
            <text:p>Inserter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28];&quot;_&quot;;[.F128];&quot;_&quot;;[.G198];&quot;_&quot;;[.I128];&quot;_&quot;;[.J128])" office:value-type="string" office:string-value="gpi_Inserter_138_in_TCP" calcext:value-type="string">
            <text:p>gpi_Inserter_138_in_TCP</text:p>
          </table:table-cell>
          <table:table-cell office:value-type="string" calcext:value-type="string">
            <text:p>Inserter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29];&quot;_&quot;;[.F129];&quot;_&quot;;[.G199];&quot;_&quot;;[.I129];&quot;_&quot;;[.J129])" office:value-type="string" office:string-value="gpi_Inserter_4046_in_TCP" calcext:value-type="string">
            <text:p>gpi_Inserter_4046_in_TCP</text:p>
          </table:table-cell>
          <table:table-cell office:value-type="string" calcext:value-type="string">
            <text:p>Inserter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0];&quot;_&quot;;[.F130];&quot;_&quot;;[.G200];&quot;_&quot;;[.I130];&quot;_&quot;;[.J130])" office:value-type="string" office:string-value="gpi_Inserter_4047_in_TCP" calcext:value-type="string">
            <text:p>gpi_Inserter_4047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1];&quot;_&quot;;[.F131];&quot;_&quot;;[.G201];&quot;_&quot;;[.I131];&quot;_&quot;;[.J131])" office:value-type="string" office:string-value="gpi_Inserter_139_in_TCP" calcext:value-type="string">
            <text:p>gpi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2];&quot;_&quot;;[.F132];&quot;_&quot;;[.G202];&quot;_&quot;;[.I132];&quot;_&quot;;[.J132])" office:value-type="string" office:string-value="gpi_Inserter_445_in_UDP" calcext:value-type="string">
            <text:p>gpi_Inserter_445_in_UDP</text:p>
          </table:table-cell>
          <table:table-cell office:value-type="string" calcext:value-type="string">
            <text:p>Inserter</text:p>
          </table:table-cell>
          <table:table-cell office:value-type="float" office:value="9025" calcext:value-type="float">
            <text:p>902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3];&quot;_&quot;;[.F133];&quot;_&quot;;[.G203];&quot;_&quot;;[.I133];&quot;_&quot;;[.J133])" office:value-type="string" office:string-value="gpi_Inserter_137_in_UDP" calcext:value-type="string">
            <text:p>gpi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4];&quot;_&quot;;[.F134];&quot;_&quot;;[.G204];&quot;_&quot;;[.I134];&quot;_&quot;;[.J134])" office:value-type="string" office:string-value="gpi_Inserter_138_in_UDP" calcext:value-type="string">
            <text:p>gpi_Inserter_138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tonescraper</text:p>
          </table:table-cell>
          <table:table-cell office:value-type="string" calcext:value-type="string">
            <text:p>tonescraper</text:p>
          </table:table-cell>
          <table:table-cell table:formula="of:=COM.MICROSOFT.CONCAT([.D135];&quot;_&quot;;[.F135];&quot;_&quot;;[.G205];&quot;_&quot;;[.I135];&quot;_&quot;;[.J135])" office:value-type="string" office:string-value="tonescraper_Inserter_139_in_TCP" calcext:value-type="string">
            <text:p>tonescraper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nescraper</text:p>
          </table:table-cell>
          <table:table-cell table:formula="of:=COM.MICROSOFT.CONCAT([.D136];&quot;_&quot;;[.F136];&quot;_&quot;;[.G206];&quot;_&quot;;[.I136];&quot;_&quot;;[.J136])" office:value-type="string" office:string-value="tonescraper_Inserter_445_in_TCP" calcext:value-type="string">
            <text:p>tonescraper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nescraper</text:p>
          </table:table-cell>
          <table:table-cell table:formula="of:=COM.MICROSOFT.CONCAT([.D137];&quot;_&quot;;[.F137];&quot;_&quot;;[.G207];&quot;_&quot;;[.I137];&quot;_&quot;;[.J137])" office:value-type="string" office:string-value="tonescraper_Inserter_137_in_UDP" calcext:value-type="string">
            <text:p>tonescraper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nescraper</text:p>
          </table:table-cell>
          <table:table-cell table:formula="of:=COM.MICROSOFT.CONCAT([.D138];&quot;_&quot;;[.F138];&quot;_&quot;;[.G208];&quot;_&quot;;[.I138];&quot;_&quot;;[.J138])" office:value-type="string" office:string-value="tonescraper_Inserter_138_in_UDP" calcext:value-type="string">
            <text:p>tonescraper_Inserter_138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wel</text:p>
          </table:table-cell>
          <table:table-cell/>
          <table:table-cell office:value-type="string" calcext:value-type="string">
            <text:p>ha</text:p>
          </table:table-cell>
          <table:table-cell table:formula="of:=COM.MICROSOFT.CONCAT([.D139];&quot;_&quot;;[.F139];&quot;_&quot;;[.G184];&quot;_&quot;;[.I139];&quot;_&quot;;[.J139])" office:value-type="string" office:string-value="ha_mdb_137_in_TCP" calcext:value-type="string">
            <text:p>ha_mdb_137_in_TCP</text:p>
          </table:table-cell>
          <table:table-cell office:value-type="string" calcext:value-type="string">
            <text:p>m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0];&quot;_&quot;;[.F140];&quot;_&quot;;[.G185];&quot;_&quot;;[.I140];&quot;_&quot;;[.J140])" office:value-type="string" office:string-value="ha_sdb_138_in_TCP" calcext:value-type="string">
            <text:p>ha_sdb_138_in_TCP</text:p>
          </table:table-cell>
          <table:table-cell office:value-type="string" calcext:value-type="string">
            <text:p>s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1];&quot;_&quot;;[.F141];&quot;_&quot;;[.G186];&quot;_&quot;;[.I141];&quot;_&quot;;[.J141])" office:value-type="string" office:string-value="ha_mvl_123_in_TCP" calcext:value-type="string">
            <text:p>ha_mvl_123_in_TCP</text:p>
          </table:table-cell>
          <table:table-cell office:value-type="string" calcext:value-type="string">
            <text:p>mv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2];&quot;_&quot;;[.F142];&quot;_&quot;;[.G187];&quot;_&quot;;[.I142];&quot;_&quot;;[.J142])" office:value-type="string" office:string-value="ha_mdb_512-1024_in_UDP" calcext:value-type="string">
            <text:p>ha_mdb_512-1024_in_UDP</text:p>
          </table:table-cell>
          <table:table-cell office:value-type="string" calcext:value-type="string">
            <text:p>m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3];&quot;_&quot;;[.F143];&quot;_&quot;;[.G188];&quot;_&quot;;[.I143];&quot;_&quot;;[.J143])" office:value-type="string" office:string-value="ha_sdb_3389_in_UDP" calcext:value-type="string">
            <text:p>ha_sdb_3389_in_UDP</text:p>
          </table:table-cell>
          <table:table-cell office:value-type="string" calcext:value-type="string">
            <text:p>s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4];&quot;_&quot;;[.F144];&quot;_&quot;;[.G189];&quot;_&quot;;[.I144];&quot;_&quot;;[.J144])" office:value-type="string" office:string-value="ha_mvl_1433_in_UDP" calcext:value-type="string">
            <text:p>ha_mvl_1433_in_UDP</text:p>
          </table:table-cell>
          <table:table-cell office:value-type="string" calcext:value-type="string">
            <text:p>mv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5];&quot;_&quot;;[.F145];&quot;_&quot;;[.G190];&quot;_&quot;;[.I145];&quot;_&quot;;[.J145])" office:value-type="string" office:string-value="ha_mdb_1434_out_TCP" calcext:value-type="string">
            <text:p>ha_mdb_1434_out_TCP</text:p>
          </table:table-cell>
          <table:table-cell office:value-type="string" calcext:value-type="string">
            <text:p>m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6];&quot;_&quot;;[.F146];&quot;_&quot;;[.G191];&quot;_&quot;;[.I146];&quot;_&quot;;[.J146])" office:value-type="string" office:string-value="ha_sdb_137_out_TCP" calcext:value-type="string">
            <text:p>ha_sdb_137_out_TCP</text:p>
          </table:table-cell>
          <table:table-cell office:value-type="string" calcext:value-type="string">
            <text:p>s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7];&quot;_&quot;;[.F147];&quot;_&quot;;[.G192];&quot;_&quot;;[.I147];&quot;_&quot;;[.J147])" office:value-type="string" office:string-value="ha_mvl_138_out_TCP" calcext:value-type="string">
            <text:p>ha_mvl_138_out_TCP</text:p>
          </table:table-cell>
          <table:table-cell office:value-type="string" calcext:value-type="string">
            <text:p>mv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8];&quot;_&quot;;[.F148];&quot;_&quot;;[.G193];&quot;_&quot;;[.I148];&quot;_&quot;;[.J148])" office:value-type="string" office:string-value="ha_mdb_139_out_UDP" calcext:value-type="string">
            <text:p>ha_mdb_139_out_UDP</text:p>
          </table:table-cell>
          <table:table-cell office:value-type="string" calcext:value-type="string">
            <text:p>m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9];&quot;_&quot;;[.F149];&quot;_&quot;;[.G194];&quot;_&quot;;[.I149];&quot;_&quot;;[.J149])" office:value-type="string" office:string-value="ha_sdb_445_out_UDP" calcext:value-type="string">
            <text:p>ha_sdb_445_out_UDP</text:p>
          </table:table-cell>
          <table:table-cell office:value-type="string" calcext:value-type="string">
            <text:p>s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50];&quot;_&quot;;[.F150];&quot;_&quot;;[.G195];&quot;_&quot;;[.I150];&quot;_&quot;;[.J150])" office:value-type="string" office:string-value="ha_mvl_139_out_UDP" calcext:value-type="string">
            <text:p>ha_mvl_139_out_UDP</text:p>
          </table:table-cell>
          <table:table-cell office:value-type="string" calcext:value-type="string">
            <text:p>mv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crosoft IIS</text:p>
          </table:table-cell>
          <table:table-cell table:formula="of:=COM.MICROSOFT.CONCAT([.D151];&quot;_&quot;;[.F151];&quot;_&quot;;[.G196];&quot;_&quot;;[.I151];&quot;_&quot;;[.J151])" office:value-type="string" office:string-value="Microsoft IIS_mdb_445_in_TCP" calcext:value-type="string">
            <text:p>Microsoft IIS_mdb_445_in_TCP</text:p>
          </table:table-cell>
          <table:table-cell office:value-type="string" calcext:value-type="string">
            <text:p>md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crosoft IIS</text:p>
          </table:table-cell>
          <table:table-cell table:formula="of:=COM.MICROSOFT.CONCAT([.D152];&quot;_&quot;;[.F152];&quot;_&quot;;[.G197];&quot;_&quot;;[.I152];&quot;_&quot;;[.J152])" office:value-type="string" office:string-value="Microsoft IIS_mdb_137_out_TCP" calcext:value-type="string">
            <text:p>Microsoft IIS_mdb_137_out_TCP</text:p>
          </table:table-cell>
          <table:table-cell office:value-type="string" calcext:value-type="string">
            <text:p>mdb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crosoft IIS</text:p>
          </table:table-cell>
          <table:table-cell table:formula="of:=COM.MICROSOFT.CONCAT([.D153];&quot;_&quot;;[.F153];&quot;_&quot;;[.G198];&quot;_&quot;;[.I153];&quot;_&quot;;[.J153])" office:value-type="string" office:string-value="Microsoft IIS_mdb_138_out_TCP" calcext:value-type="string">
            <text:p>Microsoft IIS_mdb_138_out_TCP</text:p>
          </table:table-cell>
          <table:table-cell office:value-type="string" calcext:value-type="string">
            <text:p>mdb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4];&quot;_&quot;;[.F154];&quot;_&quot;;[.G199];&quot;_&quot;;[.I154];&quot;_&quot;;[.J154])" office:value-type="string" office:string-value="alarmana_mdb_4046_in_TCP" calcext:value-type="string">
            <text:p>alarmana_mdb_4046_in_TCP</text:p>
          </table:table-cell>
          <table:table-cell office:value-type="string" calcext:value-type="string">
            <text:p>mdb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5];&quot;_&quot;;[.F155];&quot;_&quot;;[.G200];&quot;_&quot;;[.I155];&quot;_&quot;;[.J155])" office:value-type="string" office:string-value="alarmana_sdb_4047_in_TCP" calcext:value-type="string">
            <text:p>alarmana_sdb_4047_in_TCP</text:p>
          </table:table-cell>
          <table:table-cell office:value-type="string" calcext:value-type="string">
            <text:p>sdb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6];&quot;_&quot;;[.F156];&quot;_&quot;;[.G201];&quot;_&quot;;[.I156];&quot;_&quot;;[.J156])" office:value-type="string" office:string-value="alarmana_mvl_139_in_TCP" calcext:value-type="string">
            <text:p>alarmana_mvl_139_in_TCP</text:p>
          </table:table-cell>
          <table:table-cell office:value-type="string" calcext:value-type="string">
            <text:p>mvl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7];&quot;_&quot;;[.F157];&quot;_&quot;;[.G202];&quot;_&quot;;[.I157];&quot;_&quot;;[.J157])" office:value-type="string" office:string-value="alarmana_mdb_445_in_TCP" calcext:value-type="string">
            <text:p>alarmana_mdb_445_in_TCP</text:p>
          </table:table-cell>
          <table:table-cell office:value-type="string" calcext:value-type="string">
            <text:p>mdb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8];&quot;_&quot;;[.F158];&quot;_&quot;;[.G203];&quot;_&quot;;[.I158];&quot;_&quot;;[.J158])" office:value-type="string" office:string-value="alarmana_sdb_137_in_TCP" calcext:value-type="string">
            <text:p>alarmana_sdb_137_in_TCP</text:p>
          </table:table-cell>
          <table:table-cell office:value-type="string" calcext:value-type="string">
            <text:p>sdb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9];&quot;_&quot;;[.F159];&quot;_&quot;;[.G204];&quot;_&quot;;[.I159];&quot;_&quot;;[.J159])" office:value-type="string" office:string-value="alarmana_mvl_138_in_TCP" calcext:value-type="string">
            <text:p>alarmana_mvl_138_in_TCP</text:p>
          </table:table-cell>
          <table:table-cell office:value-type="string" calcext:value-type="string">
            <text:p>mvl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0];&quot;_&quot;;[.F160];&quot;_&quot;;[.G205];&quot;_&quot;;[.I160];&quot;_&quot;;[.J160])" office:value-type="string" office:string-value="alarmana_mdb_139_in_TCP" calcext:value-type="string">
            <text:p>alarmana_mdb_139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1];&quot;_&quot;;[.F161];&quot;_&quot;;[.G206];&quot;_&quot;;[.I161];&quot;_&quot;;[.J161])" office:value-type="string" office:string-value="alarmana_sdb_445_in_TCP" calcext:value-type="string">
            <text:p>alarmana_sdb_445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2];&quot;_&quot;;[.F162];&quot;_&quot;;[.G207];&quot;_&quot;;[.I162];&quot;_&quot;;[.J162])" office:value-type="string" office:string-value="alarmana_mvl_137_in_TCP" calcext:value-type="string">
            <text:p>alarmana_mvl_137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3];&quot;_&quot;;[.F163];&quot;_&quot;;[.G208];&quot;_&quot;;[.I163];&quot;_&quot;;[.J163])" office:value-type="string" office:string-value="alarmana_mdb_138_in_TCP" calcext:value-type="string">
            <text:p>alarmana_mdb_138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4];&quot;_&quot;;[.F164];&quot;_&quot;;[.G209];&quot;_&quot;;[.I164];&quot;_&quot;;[.J164])" office:value-type="string" office:string-value="alarmana_sdb_139_in_TCP" calcext:value-type="string">
            <text:p>alarmana_sdb_139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5];&quot;_&quot;;[.F165];&quot;_&quot;;[.G210];&quot;_&quot;;[.I165];&quot;_&quot;;[.J165])" office:value-type="string" office:string-value="alarmana_mvl_445_in_TCP" calcext:value-type="string">
            <text:p>alarmana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6];&quot;_&quot;;[.F166];&quot;_&quot;;[.G211];&quot;_&quot;;[.I166];&quot;_&quot;;[.J166])" office:value-type="string" office:string-value="alarmana_mdb_137_in_UDP" calcext:value-type="string">
            <text:p>alarmana_mdb_137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7];&quot;_&quot;;[.F167];&quot;_&quot;;[.G212];&quot;_&quot;;[.I167];&quot;_&quot;;[.J167])" office:value-type="string" office:string-value="alarmana_sdb_138_in_UDP" calcext:value-type="string">
            <text:p>alarmana_sdb_138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8];&quot;_&quot;;[.F168];&quot;_&quot;;[.G213];&quot;_&quot;;[.I168];&quot;_&quot;;[.J168])" office:value-type="string" office:string-value="alarmana_mvl_123_in_UDP" calcext:value-type="string">
            <text:p>alarmana_mvl_123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9];&quot;_&quot;;[.F169];&quot;_&quot;;[.G214];&quot;_&quot;;[.I169];&quot;_&quot;;[.J169])" office:value-type="string" office:string-value="alarmana_mdb_512-1024_in_UDP" calcext:value-type="string">
            <text:p>alarmana_mdb_512-1024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70];&quot;_&quot;;[.F170];&quot;_&quot;;[.G215];&quot;_&quot;;[.I170];&quot;_&quot;;[.J170])" office:value-type="string" office:string-value="alarmana_sdb_3389_in_UDP" calcext:value-type="string">
            <text:p>alarmana_sdb_3389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71];&quot;_&quot;;[.F171];&quot;_&quot;;[.G216];&quot;_&quot;;[.I171];&quot;_&quot;;[.J171])" office:value-type="string" office:string-value="alarmana_mvl_1433_in_UDP" calcext:value-type="string">
            <text:p>alarmana_mvl_1433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welina</text:p>
          </table:table-cell>
          <table:table-cell/>
          <table:table-cell office:value-type="string" calcext:value-type="string">
            <text:p>alarmcol</text:p>
          </table:table-cell>
          <table:table-cell table:formula="of:=COM.MICROSOFT.CONCAT([.D172];&quot;_&quot;;[.F172];&quot;_&quot;;[.G217];&quot;_&quot;;[.I172];&quot;_&quot;;[.J172])" office:value-type="string" office:string-value="alarmcol_mdb_1434_in_tcp" calcext:value-type="string">
            <text:p>alarmcol_mdb_1434_in_tcp</text:p>
          </table:table-cell>
          <table:table-cell office:value-type="string" calcext:value-type="string">
            <text:p>mdb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3];&quot;_&quot;;[.F173];&quot;_&quot;;[.G218];&quot;_&quot;;[.I173];&quot;_&quot;;[.J173])" office:value-type="string" office:string-value="alarmcol_mdb_137_in_tcp" calcext:value-type="string">
            <text:p>alarmcol_mdb_137_in_tcp</text:p>
          </table:table-cell>
          <table:table-cell office:value-type="string" calcext:value-type="string">
            <text:p>mdb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4];&quot;_&quot;;[.F174];&quot;_&quot;;[.G219];&quot;_&quot;;[.I174];&quot;_&quot;;[.J174])" office:value-type="string" office:string-value="alarmcol_mdb_138_in_tcp" calcext:value-type="string">
            <text:p>alarmcol_mdb_138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5];&quot;_&quot;;[.F175];&quot;_&quot;;[.G220];&quot;_&quot;;[.I175];&quot;_&quot;;[.J175])" office:value-type="string" office:string-value="alarmcol_mdb_139_in_tcp" calcext:value-type="string">
            <text:p>alarmcol_mdb_139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6];&quot;_&quot;;[.F176];&quot;_&quot;;[.G221];&quot;_&quot;;[.I176];&quot;_&quot;;[.J176])" office:value-type="string" office:string-value="alarmcol_mdb_445_in_udp" calcext:value-type="string">
            <text:p>alarmcol_mdb_445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7];&quot;_&quot;;[.F177];&quot;_&quot;;[.G222];&quot;_&quot;;[.I177];&quot;_&quot;;[.J177])" office:value-type="string" office:string-value="alarmcol_mdb_139_in_udp" calcext:value-type="string">
            <text:p>alarmcol_mdb_139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8];&quot;_&quot;;[.F178];&quot;_&quot;;[.G223];&quot;_&quot;;[.I178];&quot;_&quot;;[.J178])" office:value-type="string" office:string-value="alarmcol_mdb_445_in_tcp" calcext:value-type="string">
            <text:p>alarmcol_mdb_445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9];&quot;_&quot;;[.F179];&quot;_&quot;;[.G224];&quot;_&quot;;[.I179];&quot;_&quot;;[.J179])" office:value-type="string" office:string-value="alarmcol_mdb_137_in_tcp" calcext:value-type="string">
            <text:p>alarmcol_mdb_137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0];&quot;_&quot;;[.F180];&quot;_&quot;;[.G225];&quot;_&quot;;[.I180];&quot;_&quot;;[.J180])" office:value-type="string" office:string-value="alarmcol_mdb_138_in_udp" calcext:value-type="string">
            <text:p>alarmcol_mdb_138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1];&quot;_&quot;;[.F181];&quot;_&quot;;[.G226];&quot;_&quot;;[.I181];&quot;_&quot;;[.J181])" office:value-type="string" office:string-value="alarmcol_mdb_4046_in_udp" calcext:value-type="string">
            <text:p>alarmcol_mdb_4046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2];&quot;_&quot;;[.F182];&quot;_&quot;;[.G227];&quot;_&quot;;[.I182];&quot;_&quot;;[.J182])" office:value-type="string" office:string-value="alarmcol_mdb_4047_in_tcp" calcext:value-type="string">
            <text:p>alarmcol_mdb_4047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3];&quot;_&quot;;[.F183];&quot;_&quot;;[.G228];&quot;_&quot;;[.I183];&quot;_&quot;;[.J183])" office:value-type="string" office:string-value="alarmcol_mdb_139_in_tcp" calcext:value-type="string">
            <text:p>alarmcol_mdb_139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4];&quot;_&quot;;[.F184];&quot;_&quot;;[.G229];&quot;_&quot;;[.I184];&quot;_&quot;;[.J184])" office:value-type="string" office:string-value="alarmcol_mdb_445_in_udp" calcext:value-type="string">
            <text:p>alarmcol_mdb_445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5];&quot;_&quot;;[.F185];&quot;_&quot;;[.G230];&quot;_&quot;;[.I185];&quot;_&quot;;[.J185])" office:value-type="string" office:string-value="alarmcol_mdb_137_in_udp" calcext:value-type="string">
            <text:p>alarmcol_mdb_137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6];&quot;_&quot;;[.F186];&quot;_&quot;;[.G231];&quot;_&quot;;[.I186];&quot;_&quot;;[.J186])" office:value-type="string" office:string-value="alarmcol_mdb_138_in_udp" calcext:value-type="string">
            <text:p>alarmcol_mdb_138_in_udp</text:p>
          </table:table-cell>
          <table:table-cell office:value-type="string" calcext:value-type="string">
            <text:p>md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7];&quot;_&quot;;[.F187];&quot;_&quot;;[.G232];&quot;_&quot;;[.I187];&quot;_&quot;;[.J187])" office:value-type="string" office:string-value="alarmcol_mdb_139_in_tcp" calcext:value-type="string">
            <text:p>alarmcol_mdb_139_in_tcp</text:p>
          </table:table-cell>
          <table:table-cell office:value-type="string" calcext:value-type="string">
            <text:p>mdb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8];&quot;_&quot;;[.F188];&quot;_&quot;;[.G233];&quot;_&quot;;[.I188];&quot;_&quot;;[.J188])" office:value-type="string" office:string-value="alarmcol_mdb_445_in_tcp" calcext:value-type="string">
            <text:p>alarmcol_mdb_445_in_tcp</text:p>
          </table:table-cell>
          <table:table-cell office:value-type="string" calcext:value-type="string">
            <text:p>mdb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9];&quot;_&quot;;[.F189];&quot;_&quot;;[.G234];&quot;_&quot;;[.I189];&quot;_&quot;;[.J189])" office:value-type="string" office:string-value="alarmcol_mdb_137_out_tcp" calcext:value-type="string">
            <text:p>alarmcol_mdb_137_out_tcp</text:p>
          </table:table-cell>
          <table:table-cell office:value-type="string" calcext:value-type="string">
            <text:p>mdb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0];&quot;_&quot;;[.F190];&quot;_&quot;;[.G235];&quot;_&quot;;[.I190];&quot;_&quot;;[.J190])" office:value-type="string" office:string-value="alarmcol_mdb_138_out_tcp" calcext:value-type="string">
            <text:p>alarmcol_mdb_138_out_tcp</text:p>
          </table:table-cell>
          <table:table-cell office:value-type="string" calcext:value-type="string">
            <text:p>mdb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1];&quot;_&quot;;[.F191];&quot;_&quot;;[.G236];&quot;_&quot;;[.I191];&quot;_&quot;;[.J191])" office:value-type="string" office:string-value="alarmcol_mdb_139_out_tcp" calcext:value-type="string">
            <text:p>alarmcol_mdb_139_out_tc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2];&quot;_&quot;;[.F192];&quot;_&quot;;[.G237];&quot;_&quot;;[.I192];&quot;_&quot;;[.J192])" office:value-type="string" office:string-value="alarmcol_mdb_445_out_tcp" calcext:value-type="string">
            <text:p>alarmcol_mdb_445_out_tc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3];&quot;_&quot;;[.F193];&quot;_&quot;;[.G238];&quot;_&quot;;[.I193];&quot;_&quot;;[.J193])" office:value-type="string" office:string-value="alarmcol_mdb_137_out_tcp" calcext:value-type="string">
            <text:p>alarmcol_mdb_137_out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4];&quot;_&quot;;[.F194];&quot;_&quot;;[.G239];&quot;_&quot;;[.I194];&quot;_&quot;;[.J194])" office:value-type="string" office:string-value="alarmcol_mdb_138_out_tcp" calcext:value-type="string">
            <text:p>alarmcol_mdb_138_out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5];&quot;_&quot;;[.F195];&quot;_&quot;;[.G240];&quot;_&quot;;[.I195];&quot;_&quot;;[.J195])" office:value-type="string" office:string-value="alarmcol_mdb_512-1024_in_tcp" calcext:value-type="string">
            <text:p>alarmcol_mdb_512-1024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6];&quot;_&quot;;[.F196];&quot;_&quot;;[.G241];&quot;_&quot;;[.I196];&quot;_&quot;;[.J196])" office:value-type="string" office:string-value="alarmcol_mdb_3389_in_tcp" calcext:value-type="string">
            <text:p>alarmcol_mdb_3389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7];&quot;_&quot;;[.F197];&quot;_&quot;;[.G242];&quot;_&quot;;[.I197];&quot;_&quot;;[.J197])" office:value-type="string" office:string-value="alarmcol_mdb_137_in_udp" calcext:value-type="string">
            <text:p>alarmcol_mdb_137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8];&quot;_&quot;;[.F198];&quot;_&quot;;[.G243];&quot;_&quot;;[.I198];&quot;_&quot;;[.J198])" office:value-type="string" office:string-value="alarmcol_mdb_138_in_udp" calcext:value-type="string">
            <text:p>alarmcol_mdb_138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9];&quot;_&quot;;[.F199];&quot;_&quot;;[.G244];&quot;_&quot;;[.I199];&quot;_&quot;;[.J199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0];&quot;_&quot;;[.F200];&quot;_&quot;;[.G245];&quot;_&quot;;[.I200];&quot;_&quot;;[.J200])" office:value-type="string" office:string-value="alarmcol_sdb_445_in_tcp" calcext:value-type="string">
            <text:p>alarmcol_sdb_445_in_tcp</text:p>
          </table:table-cell>
          <table:table-cell office:value-type="string" calcext:value-type="string">
            <text:p>sdb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1];&quot;_&quot;;[.F201];&quot;_&quot;;[.G246];&quot;_&quot;;[.I201];&quot;_&quot;;[.J201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2];&quot;_&quot;;[.F202];&quot;_&quot;;[.G247];&quot;_&quot;;[.I202];&quot;_&quot;;[.J202])" office:value-type="string" office:string-value="alarmcol_sdb_445_in_tcp" calcext:value-type="string">
            <text:p>alarmcol_sdb_445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3];&quot;_&quot;;[.F203];&quot;_&quot;;[.G248];&quot;_&quot;;[.I203];&quot;_&quot;;[.J203])" office:value-type="string" office:string-value="alarmcol_sdb_137_in_udp" calcext:value-type="string">
            <text:p>alarmcol_sdb_137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4];&quot;_&quot;;[.F204];&quot;_&quot;;[.G249];&quot;_&quot;;[.I204];&quot;_&quot;;[.J204])" office:value-type="string" office:string-value="alarmcol_sdb_138_in_udp" calcext:value-type="string">
            <text:p>alarmcol_sdb_138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5];&quot;_&quot;;[.F205];&quot;_&quot;;[.G250];&quot;_&quot;;[.I205];&quot;_&quot;;[.J205])" office:value-type="string" office:string-value="alarmcol_sdb_4046_in_tcp" calcext:value-type="string">
            <text:p>alarmcol_sdb_4046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6];&quot;_&quot;;[.F206];&quot;_&quot;;[.G251];&quot;_&quot;;[.I206];&quot;_&quot;;[.J206])" office:value-type="string" office:string-value="alarmcol_sdb_4047_in_tcp" calcext:value-type="string">
            <text:p>alarmcol_sdb_4047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7];&quot;_&quot;;[.F207];&quot;_&quot;;[.G252];&quot;_&quot;;[.I207];&quot;_&quot;;[.J207])" office:value-type="string" office:string-value="alarmcol_sdb_139_in_udp" calcext:value-type="string">
            <text:p>alarmcol_sdb_139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8];&quot;_&quot;;[.F208];&quot;_&quot;;[.G253];&quot;_&quot;;[.I208];&quot;_&quot;;[.J208])" office:value-type="string" office:string-value="alarmcol_sdb_445_in_udp" calcext:value-type="string">
            <text:p>alarmcol_sdb_445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9];&quot;_&quot;;[.F209];&quot;_&quot;;[.G254];&quot;_&quot;;[.I209];&quot;_&quot;;[.J209])" office:value-type="string" office:string-value="alarmcol_sdb_137_in_tcp" calcext:value-type="string">
            <text:p>alarmcol_sdb_137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0];&quot;_&quot;;[.F210];&quot;_&quot;;[.G255];&quot;_&quot;;[.I210];&quot;_&quot;;[.J210])" office:value-type="string" office:string-value="alarmcol_sdb_138_in_tcp" calcext:value-type="string">
            <text:p>alarmcol_sdb_138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1];&quot;_&quot;;[.F211];&quot;_&quot;;[.G256];&quot;_&quot;;[.I211];&quot;_&quot;;[.J211])" office:value-type="string" office:string-value="alarmcol_sdb_139_in_udp" calcext:value-type="string">
            <text:p>alarmcol_sdb_139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2];&quot;_&quot;;[.F212];&quot;_&quot;;[.G257];&quot;_&quot;;[.I212];&quot;_&quot;;[.J212])" office:value-type="string" office:string-value="alarmcol_sdb_445_in_udp" calcext:value-type="string">
            <text:p>alarmcol_sdb_445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3];&quot;_&quot;;[.F213];&quot;_&quot;;[.G258];&quot;_&quot;;[.I213];&quot;_&quot;;[.J213])" office:value-type="string" office:string-value="alarmcol_sdb_137_in_udp" calcext:value-type="string">
            <text:p>alarmcol_sdb_137_in_udp</text:p>
          </table:table-cell>
          <table:table-cell office:value-type="string" calcext:value-type="string">
            <text:p>sd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4];&quot;_&quot;;[.F214];&quot;_&quot;;[.G259];&quot;_&quot;;[.I214];&quot;_&quot;;[.J214])" office:value-type="string" office:string-value="alarmcol_sdb_138_in_tcp" calcext:value-type="string">
            <text:p>alarmcol_sdb_138_in_tcp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5];&quot;_&quot;;[.F215];&quot;_&quot;;[.G260];&quot;_&quot;;[.I215];&quot;_&quot;;[.J215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6];&quot;_&quot;;[.F216];&quot;_&quot;;[.G261];&quot;_&quot;;[.I216];&quot;_&quot;;[.J216])" office:value-type="string" office:string-value="alarmcol_sdb_445_out_tcp" calcext:value-type="string">
            <text:p>alarmcol_sdb_445_out_tcp</text:p>
          </table:table-cell>
          <table:table-cell office:value-type="string" calcext:value-type="string">
            <text:p>sdb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7];&quot;_&quot;;[.F217];&quot;_&quot;;[.G262];&quot;_&quot;;[.I217];&quot;_&quot;;[.J217])" office:value-type="string" office:string-value="alarmcol_sdb_137_out_tcp" calcext:value-type="string">
            <text:p>alarmcol_sdb_137_out_tcp</text:p>
          </table:table-cell>
          <table:table-cell office:value-type="string" calcext:value-type="string">
            <text:p>sdb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8];&quot;_&quot;;[.F218];&quot;_&quot;;[.G263];&quot;_&quot;;[.I218];&quot;_&quot;;[.J218])" office:value-type="string" office:string-value="alarmcol_sdb_138_out_tcp" calcext:value-type="string">
            <text:p>alarmcol_sdb_138_out_tc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9];&quot;_&quot;;[.F219];&quot;_&quot;;[.G264];&quot;_&quot;;[.I219];&quot;_&quot;;[.J219])" office:value-type="string" office:string-value="alarmcol_sdb_512-1024_out_tcp" calcext:value-type="string">
            <text:p>alarmcol_sdb_512-1024_out_tc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0];&quot;_&quot;;[.F220];&quot;_&quot;;[.G265];&quot;_&quot;;[.I220];&quot;_&quot;;[.J220])" office:value-type="string" office:string-value="alarmcol_sdb_3389_out_tcp" calcext:value-type="string">
            <text:p>alarmcol_sdb_3389_out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1];&quot;_&quot;;[.F221];&quot;_&quot;;[.G266];&quot;_&quot;;[.I221];&quot;_&quot;;[.J221])" office:value-type="string" office:string-value="alarmcol_sdb_137_out_tcp" calcext:value-type="string">
            <text:p>alarmcol_sdb_137_out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2];&quot;_&quot;;[.F222];&quot;_&quot;;[.G267];&quot;_&quot;;[.I222];&quot;_&quot;;[.J222])" office:value-type="string" office:string-value="alarmcol_sdb_138_in_tcp" calcext:value-type="string">
            <text:p>alarmcol_sdb_138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3];&quot;_&quot;;[.F223];&quot;_&quot;;[.G268];&quot;_&quot;;[.I223];&quot;_&quot;;[.J223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4];&quot;_&quot;;[.F224];&quot;_&quot;;[.G269];&quot;_&quot;;[.I224];&quot;_&quot;;[.J224])" office:value-type="string" office:string-value="alarmcol_sdb_445_in_udp" calcext:value-type="string">
            <text:p>alarmcol_sdb_445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5];&quot;_&quot;;[.F225];&quot;_&quot;;[.G270];&quot;_&quot;;[.I225];&quot;_&quot;;[.J225])" office:value-type="string" office:string-value="alarmcol_sdb_139_in_udp" calcext:value-type="string">
            <text:p>alarmcol_sdb_139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6];&quot;_&quot;;[.F226];&quot;_&quot;;[.G271];&quot;_&quot;;[.I226];&quot;_&quot;;[.J226])" office:value-type="string" office:string-value="alarmcol_mvl_445_in_tcp" calcext:value-type="string">
            <text:p>alarmcol_mvl_445_in_tcp</text:p>
          </table:table-cell>
          <table:table-cell office:value-type="string" calcext:value-type="string">
            <text:p>mvl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7];&quot;_&quot;;[.F227];&quot;_&quot;;[.G272];&quot;_&quot;;[.I227];&quot;_&quot;;[.J227])" office:value-type="string" office:string-value="alarmcol_mvl_137_in_tcp" calcext:value-type="string">
            <text:p>alarmcol_mvl_137_in_tcp</text:p>
          </table:table-cell>
          <table:table-cell office:value-type="string" calcext:value-type="string">
            <text:p>mvl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8];&quot;_&quot;;[.F228];&quot;_&quot;;[.G273];&quot;_&quot;;[.I228];&quot;_&quot;;[.J228])" office:value-type="string" office:string-value="alarmcol_mvl_138_in_tcp" calcext:value-type="string">
            <text:p>alarmcol_mvl_138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9];&quot;_&quot;;[.F229];&quot;_&quot;;[.G274];&quot;_&quot;;[.I229];&quot;_&quot;;[.J229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0];&quot;_&quot;;[.F230];&quot;_&quot;;[.G275];&quot;_&quot;;[.I230];&quot;_&quot;;[.J230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1];&quot;_&quot;;[.F231];&quot;_&quot;;[.G276];&quot;_&quot;;[.I231];&quot;_&quot;;[.J231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2];&quot;_&quot;;[.F232];&quot;_&quot;;[.G277];&quot;_&quot;;[.I232];&quot;_&quot;;[.J232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3];&quot;_&quot;;[.F233];&quot;_&quot;;[.G278];&quot;_&quot;;[.I233];&quot;_&quot;;[.J233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4];&quot;_&quot;;[.F234];&quot;_&quot;;[.G279];&quot;_&quot;;[.I234];&quot;_&quot;;[.J234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5];&quot;_&quot;;[.F235];&quot;_&quot;;[.G280];&quot;_&quot;;[.I235];&quot;_&quot;;[.J235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6];&quot;_&quot;;[.F236];&quot;_&quot;;[.G281];&quot;_&quot;;[.I236];&quot;_&quot;;[.J236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7];&quot;_&quot;;[.F237];&quot;_&quot;;[.G282];&quot;_&quot;;[.I237];&quot;_&quot;;[.J237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8];&quot;_&quot;;[.F238];&quot;_&quot;;[.G283];&quot;_&quot;;[.I238];&quot;_&quot;;[.J238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9];&quot;_&quot;;[.F239];&quot;_&quot;;[.G284];&quot;_&quot;;[.I239];&quot;_&quot;;[.J239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0];&quot;_&quot;;[.F240];&quot;_&quot;;[.G285];&quot;_&quot;;[.I240];&quot;_&quot;;[.J240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1];&quot;_&quot;;[.F241];&quot;_&quot;;[.G286];&quot;_&quot;;[.I241];&quot;_&quot;;[.J241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2];&quot;_&quot;;[.F242];&quot;_&quot;;[.G287];&quot;_&quot;;[.I242];&quot;_&quot;;[.J242])" office:value-type="string" office:string-value="alarmcol_mvl__out_tcp" calcext:value-type="string">
            <text:p>alarmcol_mvl__out_tc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3];&quot;_&quot;;[.F243];&quot;_&quot;;[.G288];&quot;_&quot;;[.I243];&quot;_&quot;;[.J243])" office:value-type="string" office:string-value="alarmcol_mvl__out_tcp" calcext:value-type="string">
            <text:p>alarmcol_mvl__out_tc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4];&quot;_&quot;;[.F244];&quot;_&quot;;[.G289];&quot;_&quot;;[.I244];&quot;_&quot;;[.J244])" office:value-type="string" office:string-value="alarmcol_mvl__out_tcp" calcext:value-type="string">
            <text:p>alarmcol_mvl__out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5];&quot;_&quot;;[.F245];&quot;_&quot;;[.G290];&quot;_&quot;;[.I245];&quot;_&quot;;[.J245])" office:value-type="string" office:string-value="alarmcol_mvl__out_tcp" calcext:value-type="string">
            <text:p>alarmcol_mvl__out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6];&quot;_&quot;;[.F246];&quot;_&quot;;[.G291];&quot;_&quot;;[.I246];&quot;_&quot;;[.J246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7];&quot;_&quot;;[.F247];&quot;_&quot;;[.G292];&quot;_&quot;;[.I247];&quot;_&quot;;[.J247])" office:value-type="string" office:string-value="alarmcol_mvl__in_tcp" calcext:value-type="string">
            <text:p>alarmcol_mvl_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8];&quot;_&quot;;[.F248];&quot;_&quot;;[.G293];&quot;_&quot;;[.I248];&quot;_&quot;;[.J248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9];&quot;_&quot;;[.F249];&quot;_&quot;;[.G294];&quot;_&quot;;[.I249];&quot;_&quot;;[.J249])" office:value-type="string" office:string-value="alarmcol_mvl__in_udp" calcext:value-type="string">
            <text:p>alarmcol_mvl_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0];&quot;_&quot;;[.F250];&quot;_&quot;;[.G295];&quot;_&quot;;[.I250];&quot;_&quot;;[.J250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1];&quot;_&quot;;[.F251];&quot;_&quot;;[.G296];&quot;_&quot;;[.I251];&quot;_&quot;;[.J251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2];&quot;_&quot;;[.F252];&quot;_&quot;;[.G297];&quot;_&quot;;[.I252];&quot;_&quot;;[.J252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3];&quot;_&quot;;[.F253];&quot;_&quot;;[.G298];&quot;_&quot;;[.I253];&quot;_&quot;;[.J253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4];&quot;_&quot;;[.F254];&quot;_&quot;;[.G299];&quot;_&quot;;[.I254];&quot;_&quot;;[.J254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5];&quot;_&quot;;[.F255];&quot;_&quot;;[.G300];&quot;_&quot;;[.I255];&quot;_&quot;;[.J255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6];&quot;_&quot;;[.F256];&quot;_&quot;;[.G301];&quot;_&quot;;[.I256];&quot;_&quot;;[.J256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7];&quot;_&quot;;[.F257];&quot;_&quot;;[.G302];&quot;_&quot;;[.I257];&quot;_&quot;;[.J257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8];&quot;_&quot;;[.F258];&quot;_&quot;;[.G303];&quot;_&quot;;[.I258];&quot;_&quot;;[.J258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9];&quot;_&quot;;[.F259];&quot;_&quot;;[.G304];&quot;_&quot;;[.I259];&quot;_&quot;;[.J259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0];&quot;_&quot;;[.F260];&quot;_&quot;;[.G305];&quot;_&quot;;[.I260];&quot;_&quot;;[.J260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1];&quot;_&quot;;[.F261];&quot;_&quot;;[.G306];&quot;_&quot;;[.I261];&quot;_&quot;;[.J261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2];&quot;_&quot;;[.F262];&quot;_&quot;;[.G307];&quot;_&quot;;[.I262];&quot;_&quot;;[.J262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3];&quot;_&quot;;[.F263];&quot;_&quot;;[.G308];&quot;_&quot;;[.I263];&quot;_&quot;;[.J263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4];&quot;_&quot;;[.F264];&quot;_&quot;;[.G309];&quot;_&quot;;[.I264];&quot;_&quot;;[.J264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5];&quot;_&quot;;[.F265];&quot;_&quot;;[.G310];&quot;_&quot;;[.I265];&quot;_&quot;;[.J265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6];&quot;_&quot;;[.F266];&quot;_&quot;;[.G311];&quot;_&quot;;[.I266];&quot;_&quot;;[.J266])" office:value-type="string" office:string-value="alarmcol_tti__out_tcp" calcext:value-type="string">
            <text:p>alarmcol_tti__out_tc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7];&quot;_&quot;;[.F267];&quot;_&quot;;[.G312];&quot;_&quot;;[.I267];&quot;_&quot;;[.J267])" office:value-type="string" office:string-value="alarmcol_tti__out_tcp" calcext:value-type="string">
            <text:p>alarmcol_tti__out_tc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8];&quot;_&quot;;[.F268];&quot;_&quot;;[.G313];&quot;_&quot;;[.I268];&quot;_&quot;;[.J268])" office:value-type="string" office:string-value="alarmcol_tti__out_tcp" calcext:value-type="string">
            <text:p>alarmcol_tti__out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9];&quot;_&quot;;[.F269];&quot;_&quot;;[.G314];&quot;_&quot;;[.I269];&quot;_&quot;;[.J269])" office:value-type="string" office:string-value="alarmcol_tti__out_tcp" calcext:value-type="string">
            <text:p>alarmcol_tti__out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0];&quot;_&quot;;[.F270];&quot;_&quot;;[.G315];&quot;_&quot;;[.I270];&quot;_&quot;;[.J270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1];&quot;_&quot;;[.F271];&quot;_&quot;;[.G316];&quot;_&quot;;[.I271];&quot;_&quot;;[.J271])" office:value-type="string" office:string-value="alarmcol_tti__in_tcp" calcext:value-type="string">
            <text:p>alarmcol_tti_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2];&quot;_&quot;;[.F272];&quot;_&quot;;[.G317];&quot;_&quot;;[.I272];&quot;_&quot;;[.J272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3];&quot;_&quot;;[.F273];&quot;_&quot;;[.G318];&quot;_&quot;;[.I273];&quot;_&quot;;[.J273])" office:value-type="string" office:string-value="alarmcol_tti__in_udp" calcext:value-type="string">
            <text:p>alarmcol_tti_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 table:number-rows-repeated="88">
          <table:table-cell table:number-columns-repeated="16"/>
        </table:table-row>
        <table:table-row table:style-name="ro1" table:number-rows-repeated="104821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9:53:23.676772139</meta:creation-date>
    <dc:date>2018-12-27T10:35:21.780947997</dc:date>
    <meta:editing-duration>P6DT31M1S</meta:editing-duration>
    <meta:editing-cycles>25</meta:editing-cycles>
    <meta:generator>LibreOffice/6.0.7.3$Linux_X86_64 LibreOffice_project/00m0$Build-3</meta:generator>
    <meta:document-statistic meta:table-count="1" meta:cell-count="1909" meta:object-count="0"/>
  </office:meta>
</office:document-meta>
</file>